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DAB000024974B90969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:00 Protokoll</text:p>
      <text:p text:style-name="Standard"/>
      <text:p text:style-name="Standard">DIX-Format:</text:p>
      <text:p text:style-name="Standard">Preamble<text:line-break/>Destination Adress<text:line-break/>Source Adress</text:p>
      <text:p text:style-name="Standard">Type Field (+ Length)<text:line-break/>Data<text:line-break/>FCS (CheckSum)</text:p>
      <text:p text:style-name="Standard"/>
      <text:p text:style-name="Standard">Length:</text:p>
      <text:p text:style-name="Standard">-Es gibt eine Minimallänge</text:p>
      <text:p text:style-name="Standard"/>
      <text:p text:style-name="Standard">IEEE Format erweitertes DIX Format (z.B. Mit length)</text:p>
      <text:p text:style-name="Standard"/>
      <text:p text:style-name="Standard">Mac Adresse auf Karte unveränderlich eindeutig 48Bit</text:p>
      <text:p text:style-name="Standard">-24bit Prefix für Hersteller</text:p>
      <text:p text:style-name="Standard">-24bit Postfix für Nummer von jeweiligem Hersteller</text:p>
      <text:p text:style-name="Standard"/>
      <text:p text:style-name="Standard">CSMA/CD = Carrier Sense Multiple Access with Collision Detect: (ein Algorithmus)</text:p>
      <text:p text:style-name="Standard">-Jeder testet ob Leitung frei ist</text:p>
      <text:p text:style-name="Standard">-Wenn nicht dnan Fresse halten</text:p>
      <text:p text:style-name="Standard">-Wenn Störung (nicht gleiche Pakete wieder empfangen) -&gt; Jam Signal</text:p>
      <text:p text:style-name="Standard">-Nach Jam Signal, alle Fresse halten -&gt; jeder Nach zufälliger Zeit versuchts wieder</text:p>
      <text:p text:style-name="Standard"/>
      <text:p text:style-name="Standard">Roundtrip = Zeit die Paket von 2 am weitesten entferntesten Netzwerkteilnehmern hin und zurück braucht</text:p>
      <text:p text:style-name="Standard">Paket muss immer mindestens so lang sein dass es die roundtripverzögerung zum senden braucht, damit Kollisionen erkannt werden können (bevor nächstes Paket losgesendet wird)</text:p>
      <text:p text:style-name="Standard"/>
      <text:p text:style-name="Standard">Backoff Prozess = der der nach kollision Wartezeit bestimmt</text:p>
      <text:p text:style-name="Standard"/>
      <text:p text:style-name="Standard"><draw:frame draw:style-name="fr1" draw:name="Grafik1" text:anchor-type="paragraph" svg:x="2.955cm" svg:y="1.508cm" svg:width="7.595cm" svg:height="9.366cm" draw:z-index="0"><draw:image xlink:href="Pictures/2000000700001DAB000024974B90969F.svm" xlink:type="simple" xlink:show="embed" xlink:actuate="onLoad"/></draw:frame>MAC = Media Access Control:<text:line-break/>LLC = Logical Link Control (Multiplexed Daten und DeMultiplexed Daten)</text:p>
      <text:p text:style-name="Standard"/>
      <text:p text:style-name="Standard"><text:soft-page-break/>PAD: Auffüllen für minimale Paketlä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9M39S</meta:editing-duration>
    <meta:editing-cycles>16</meta:editing-cycles>
    <meta:generator>OpenOffice/4.0.0$Win32 OpenOffice.org_project/400m3$Build-9702</meta:generator>
    <dc:date>2013-10-02T11:18:59.44</dc:date>
    <meta:document-statistic meta:table-count="0" meta:image-count="1" meta:object-count="0" meta:page-count="2" meta:paragraph-count="20" meta:word-count="159" meta:character-count="1087"/>
    <meta:user-defined meta:name="Info 1"/>
    <meta:user-defined meta:name="Info 2"/>
    <meta:user-defined meta:name="Info 3"/>
    <meta:user-defined meta:name="Info 4"/>
  </office:meta>
</office:document-meta>
</file>